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paragraph-rsid="00107737" style:font-size-asian="16pt" style:font-size-complex="16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6pt" officeooo:paragraph-rsid="00107737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10773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437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ituto Superior Técnico </text:p>
      <text:p text:style-name="P7"><text:s/></text:p>
      <text:p text:style-name="P7"><text:s/></text:p>
      <text:p text:style-name="P7"><text:s/></text:p>
      <text:p text:style-name="P7">Projeto de Bases de Dados </text:p>
      <text:p text:style-name="P7"/>
      <text:p text:style-name="P7">Parte <text:span text:style-name="T1">3</text:span></text:p>
      <text:p text:style-name="P1"><text:s/></text:p>
      <text:p text:style-name="P1"><text:s/></text:p>
      <text:p text:style-name="P2"><text:s/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4">Grupo 40: </text:p>
      <text:list xml:id="list377715434" text:style-name="L2">
        <text:list-item>
          <text:p text:style-name="P5">Artur Fortunato, nº 86388 (33% de contribuição, <text:span text:style-name="T3">10</text:span> horas de esforço) </text:p>
        </text:list-item>
        <text:list-item>
          <text:p text:style-name="P5">Jorge Pacheco, nº 86457 (33% de contribuição, <text:span text:style-name="T3">10</text:span> horas de esforço)</text:p>
        </text:list-item>
        <text:list-item>
          <text:p text:style-name="P5">Miguel Rocha, nº 86482 (33% de contribuição, <text:span text:style-name="T3">10</text:span> horas de esforço)</text:p>
        </text:list-item>
      </text:list>
      <text:p text:style-name="P6"/>
      <text:p text:style-name="P6"><text:s/></text:p>
      <text:p text:style-name="P6"><text:s/></text:p>
      <text:p text:style-name="P6"><text:s/></text:p>
      <text:p text:style-name="P6"><text:s/></text:p>
      <text:p text:style-name="P3"><text:s/></text:p>
      <text:p text:style-name="P3">Turno: BD22517957L03 (Lab 10)</text:p>
      <text:p text:style-name="P3"/>
      <text:p text:style-name="P3"/>
      <text:p text:style-name="P3"/>
      <text:p text:style-name="P3"/>
      <text:p text:style-name="P3">Docente de Laboratório: André Vasconce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52:02.689000000</meta:creation-date>
    <dc:date>2018-11-29T14:56:49.994000000</dc:date>
    <meta:editing-duration>PT44M26S</meta:editing-duration>
    <meta:editing-cycles>1</meta:editing-cycles>
    <meta:document-statistic meta:table-count="0" meta:image-count="0" meta:object-count="0" meta:page-count="1" meta:paragraph-count="20" meta:word-count="57" meta:character-count="354" meta:non-whitespace-character-count="294"/>
    <meta:generator>LibreOffice/6.0.2.1$Windows_X86_64 LibreOffice_project/f7f06a8f319e4b62f9bc5095aa112a65d2f3ac89</meta:generator>
  </office:meta>
</office:document-meta>
</file>